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052bc3"/>
    </style:style>
    <style:style style:name="P5" style:family="paragraph" style:parent-style-name="Text_20_body">
      <style:text-properties officeooo:paragraph-rsid="00040891"/>
    </style:style>
    <style:style style:name="P6" style:family="paragraph" style:parent-style-name="Title">
      <style:text-properties officeooo:paragraph-rsid="00040891"/>
    </style:style>
    <style:style style:name="P7" style:family="paragraph" style:parent-style-name="Text_20_body">
      <style:paragraph-properties fo:margin-top="0.101cm" fo:margin-bottom="0.347cm" style:contextual-spacing="false"/>
      <style:text-properties officeooo:rsid="00059a8d" officeooo:paragraph-rsid="00059a8d"/>
    </style:style>
    <style:style style:name="P8" style:family="paragraph" style:parent-style-name="Text_20_body">
      <style:paragraph-properties fo:margin-top="0.101cm" fo:margin-bottom="0.347cm" style:contextual-spacing="false" fo:line-height="115%"/>
      <style:text-properties officeooo:rsid="00059a8d" officeooo:paragraph-rsid="00059a8d"/>
    </style:style>
    <style:style style:name="P9" style:family="paragraph" style:parent-style-name="Heading_20_1">
      <style:paragraph-properties fo:break-before="page"/>
      <style:text-properties officeooo:rsid="00052bc3" officeooo:paragraph-rsid="00052bc3"/>
    </style:style>
    <style:style style:name="P10" style:family="paragraph" style:parent-style-name="Heading_20_1">
      <style:text-properties officeooo:rsid="00052bc3" officeooo:paragraph-rsid="00052bc3"/>
    </style:style>
    <style:style style:name="P11" style:family="paragraph" style:parent-style-name="Heading_20_1" style:list-style-name="">
      <style:text-properties officeooo:rsid="00052bc3" officeooo:paragraph-rsid="00052bc3"/>
    </style:style>
    <style:style style:name="P12" style:family="paragraph" style:parent-style-name="Heading_20_2">
      <style:text-properties officeooo:rsid="00052bc3" officeooo:paragraph-rsid="00052bc3"/>
    </style:style>
    <style:style style:name="P13" style:family="paragraph" style:parent-style-name="Heading_20_2">
      <style:text-properties officeooo:paragraph-rsid="00052bc3"/>
    </style:style>
    <style:style style:name="P14" style:family="paragraph" style:parent-style-name="Text_20_body" style:list-style-name="L1">
      <style:paragraph-properties fo:margin-top="0.101cm" fo:margin-bottom="0.347cm" style:contextual-spacing="false"/>
      <style:text-properties officeooo:rsid="00075a18" officeooo:paragraph-rsid="00075a18"/>
    </style:style>
    <style:style style:name="P15" style:family="paragraph" style:parent-style-name="Text_20_body" style:list-style-name="L2">
      <style:paragraph-properties fo:margin-top="0.101cm" fo:margin-bottom="0.347cm" style:contextual-spacing="false"/>
      <style:text-properties officeooo:rsid="00075a18" officeooo:paragraph-rsid="00075a18"/>
    </style:style>
    <style:style style:name="P16" style:family="paragraph" style:parent-style-name="Text_20_body" style:list-style-name="L3">
      <style:paragraph-properties fo:margin-top="0.101cm" fo:margin-bottom="0.347cm" style:contextual-spacing="false"/>
      <style:text-properties officeooo:rsid="00075a18" officeooo:paragraph-rsid="00075a18"/>
    </style:style>
    <style:style style:name="P17" style:family="paragraph" style:parent-style-name="Text_20_body" style:list-style-name="L3">
      <style:paragraph-properties fo:margin-top="0.101cm" fo:margin-bottom="0.347cm" style:contextual-spacing="false"/>
      <style:text-properties officeooo:paragraph-rsid="00075a18"/>
    </style:style>
    <style:style style:name="P18" style:family="paragraph" style:parent-style-name="Text_20_body" style:list-style-name="L3">
      <style:paragraph-properties fo:margin-top="0.101cm" fo:margin-bottom="0.347cm" style:contextual-spacing="false"/>
      <style:text-properties officeooo:rsid="00059a8d" officeooo:paragraph-rsid="00059a8d"/>
    </style:style>
    <style:style style:name="P19" style:family="paragraph" style:parent-style-name="Text_20_body" style:list-style-name="L4">
      <style:paragraph-properties fo:margin-top="0.101cm" fo:margin-bottom="0.347cm" style:contextual-spacing="false"/>
      <style:text-properties officeooo:rsid="00059a8d" officeooo:paragraph-rsid="00081de7"/>
    </style:style>
    <style:style style:name="P20" style:family="paragraph" style:parent-style-name="Text_20_body" style:list-style-name="L4">
      <style:paragraph-properties fo:margin-top="0.101cm" fo:margin-bottom="0.347cm" style:contextual-spacing="false" fo:break-before="page"/>
      <style:text-properties officeooo:rsid="00059a8d" officeooo:paragraph-rsid="00059a8d"/>
    </style:style>
    <style:style style:name="P21" style:family="paragraph" style:parent-style-name="Text_20_body" style:list-style-name="L4">
      <style:paragraph-properties fo:margin-top="0.101cm" fo:margin-bottom="0.347cm" style:contextual-spacing="false"/>
      <style:text-properties officeooo:rsid="00059a8d" officeooo:paragraph-rsid="00059a8d"/>
    </style:style>
    <style:style style:name="P22" style:family="paragraph" style:parent-style-name="Text_20_body" style:list-style-name="L5">
      <style:paragraph-properties fo:margin-top="0.101cm" fo:margin-bottom="0.347cm" style:contextual-spacing="false"/>
      <style:text-properties officeooo:rsid="00059a8d" officeooo:paragraph-rsid="00059a8d"/>
    </style:style>
    <style:style style:name="P23" style:family="paragraph" style:parent-style-name="Text_20_body" style:list-style-name="L3">
      <style:paragraph-properties fo:margin-top="0.101cm" fo:margin-bottom="0.347cm" style:contextual-spacing="false"/>
      <style:text-properties officeooo:rsid="000c68e2" officeooo:paragraph-rsid="000c68e2"/>
    </style:style>
    <style:style style:name="P24" style:family="paragraph" style:parent-style-name="Text_20_body" style:list-style-name="L4">
      <style:paragraph-properties fo:margin-top="0.101cm" fo:margin-bottom="0.347cm" style:contextual-spacing="false"/>
      <style:text-properties officeooo:rsid="00081de7" officeooo:paragraph-rsid="00081de7"/>
    </style:style>
    <style:style style:name="P25" style:family="paragraph" style:parent-style-name="Text_20_body" style:list-style-name="L4">
      <style:paragraph-properties fo:margin-top="0.101cm" fo:margin-bottom="0.347cm" style:contextual-spacing="false"/>
      <style:text-properties officeooo:rsid="000ad097" officeooo:paragraph-rsid="000ad097"/>
    </style:style>
    <style:style style:name="P26" style:family="paragraph" style:parent-style-name="Text_20_body" style:list-style-name="L4">
      <style:paragraph-properties fo:margin-top="0.101cm" fo:margin-bottom="0.347cm" style:contextual-spacing="false"/>
      <style:text-properties officeooo:rsid="000ad097" officeooo:paragraph-rsid="000bfb74"/>
    </style:style>
    <style:style style:name="P27" style:family="paragraph" style:parent-style-name="Text_20_body" style:list-style-name="L6">
      <style:text-properties officeooo:paragraph-rsid="00040891"/>
    </style:style>
    <style:style style:name="T1" style:family="text">
      <style:text-properties officeooo:rsid="00040891"/>
    </style:style>
    <style:style style:name="T2" style:family="text">
      <style:text-properties officeooo:rsid="00052b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2bc3" style:font-weight-asian="bold" style:font-weight-complex="bold"/>
    </style:style>
    <style:style style:name="T5" style:family="text">
      <style:text-properties fo:font-weight="normal" officeooo:rsid="00052bc3" style:font-weight-asian="normal" style:font-weight-complex="normal"/>
    </style:style>
    <style:style style:name="T6" style:family="text">
      <style:text-properties officeooo:rsid="00059a8d"/>
    </style:style>
    <style:style style:name="T7" style:family="text">
      <style:text-properties officeooo:rsid="00075a18"/>
    </style:style>
    <style:style style:name="T8" style:family="text">
      <style:text-properties officeooo:rsid="000a4177"/>
    </style:style>
    <style:style style:name="T9" style:family="text">
      <style:text-properties officeooo:rsid="000bfb74"/>
    </style:style>
    <style:style style:name="T10" style:family="text">
      <style:text-properties officeooo:rsid="0010c6b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P6">BUSINEES REQUIR<text:span text:style-name="T1">E</text:span>MENTS 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3">Table des matières</text:p>
          </text:index-title>
          <text:p text:style-name="P1"><text:a xlink:type="simple" xlink:href="#__RefHeading___Toc106_2063782539" text:style-name="Index_20_Link" text:visited-style-name="Index_20_Link">1 Objet du document<text:tab/>3</text:a></text:p>
          <text:p text:style-name="P1"><text:a xlink:type="simple" xlink:href="#__RefHeading___Toc108_2063782539" text:style-name="Index_20_Link" text:visited-style-name="Index_20_Link">2 Contexte<text:tab/>3</text:a></text:p>
          <text:p text:style-name="P1"><text:a xlink:type="simple" xlink:href="#__RefHeading___Toc115_2063782539" text:style-name="Index_20_Link" text:visited-style-name="Index_20_Link">3 Périmètre<text:tab/>3</text:a></text:p>
          <text:p text:style-name="P1"><text:a xlink:type="simple" xlink:href="#__RefHeading___Toc113_2063782539" text:style-name="Index_20_Link" text:visited-style-name="Index_20_Link">4 Liste des fonctionnalités<text:tab/>4</text:a></text:p>
          <text:p text:style-name="P2"><text:a xlink:type="simple" xlink:href="#__RefHeading___Toc117_2063782539" text:style-name="Index_20_Link" text:visited-style-name="Index_20_Link">4.1 Gestion du profil<text:tab/>4</text:a></text:p>
          <text:p text:style-name="P2"><text:a xlink:type="simple" xlink:href="#__RefHeading___Toc119_2063782539" text:style-name="Index_20_Link" text:visited-style-name="Index_20_Link">4.2 Gestion d’une location de voitures<text:tab/>4</text:a></text:p>
          <text:p text:style-name="P1"><text:a xlink:type="simple" xlink:href="#__RefHeading___Toc111_2063782539" text:style-name="Index_20_Link" text:visited-style-name="Index_20_Link">5 Exigences Particulières<text:tab/>6</text:a></text:p>
        </text:index-body>
      </text:table-of-content>
      <text:p text:style-name="P5"/>
      <text:h text:style-name="P9" text:outline-level="1"><text:bookmark-start text:name="__RefHeading___Toc106_2063782539"/>Objet du document<text:bookmark-end text:name="__RefHeading___Toc106_2063782539"/></text:h>
      <text:p text:style-name="P4"/>
      <text:p text:style-name="P4"><text:tab/><text:span text:style-name="T2">Le document </text:span><text:span text:style-name="T4">Business Requirements</text:span><text:span text:style-name="T5"> liste les fonctionnalités à implémenter pour le projet </text:span><text:span text:style-name="T4">Your Car Your Way</text:span><text:span text:style-name="T5">. Ces fonctionnalités sont exprimées du point de vue métier sous la forme d’actions que l’utilisateur peut effectuer sur l’application.</text:span></text:p>
      <text:h text:style-name="P10" text:outline-level="1"><text:bookmark-start text:name="__RefHeading___Toc108_2063782539"/>Contexte<text:bookmark-end text:name="__RefHeading___Toc108_2063782539"/></text:h>
      <text:p text:style-name="P4"/>
      <text:p text:style-name="P4"><text:tab/><text:span text:style-name="T3">Your Car Your Way</text:span> est une entreprise de location de voitures. Les clients utilisent actuellement des applications web qui ne correspondent plus aux besoins fonctionnels ni aux contraintes techniques.</text:p>
      <text:p text:style-name="P4">Une nouvelle application centralisée pour tous les clients doit être créée.</text:p>
      <text:h text:style-name="P10" text:outline-level="1"><text:bookmark-start text:name="__RefHeading___Toc115_2063782539"/>Périmètre<text:bookmark-end text:name="__RefHeading___Toc115_2063782539"/></text:h>
      <text:p text:style-name="P4"/>
      <text:p text:style-name="P4"><text:tab/>Les fonctionnalités décrites dans ce document concernent la première version de la nouvelle application <text:span text:style-name="T3">Your Car Your Way</text:span>. Cette application sera déployée à l'international, et utilisée par tous les clients de l’entreprise. </text:p>
      <text:p text:style-name="P4"><text:span text:style-name="T2">C</text:span>ette application est à destination des clients, et ne concerne pas les actions que les employés de <text:span text:style-name="T3">Your Car Your Way</text:span> doivent faire en agence.</text:p>
      <text:h text:style-name="P11" text:outline-level="1"/>
      <text:h text:style-name="P9" text:outline-level="1"><text:bookmark-start text:name="__RefHeading___Toc113_2063782539"/>Liste des fonctionnalités<text:bookmark-end text:name="__RefHeading___Toc113_2063782539"/></text:h>
      <text:h text:style-name="P12" text:outline-level="2"><text:bookmark-start text:name="__RefHeading___Toc117_2063782539"/>Gestion d<text:span text:style-name="T6">u profil</text:span><text:bookmark-end text:name="__RefHeading___Toc117_2063782539"/></text:h>
      <text:list text:style-name="L1">
        <text:list-item>
          <text:p text:style-name="P14">Inscription sur la page de création de profil</text:p>
        </text:list-item>
      </text:list>
      <text:list text:style-name="L2">
        <text:list-item>
          <text:p text:style-name="P15">Connexion sur la page de connexion</text:p>
        </text:list-item>
        <text:list-item>
          <text:p text:style-name="P15">Déconnexion sur la page de profil</text:p>
        </text:list-item>
      </text:list>
      <text:list text:style-name="L3">
        <text:list-item>
          <text:p text:style-name="P18">Consulter son profil via la page de profil.</text:p>
        </text:list-item>
        <text:list-item>
          <text:p text:style-name="P18">Modifier ses informations personnelles (nom, prénom, date de naissance, adresse) via la page de profil.</text:p>
        </text:list-item>
        <text:list-item>
          <text:p text:style-name="P23">Suspendre l’activité de son compte</text:p>
        </text:list-item>
        <text:list-item>
          <text:p text:style-name="P18">Supprimer son compte</text:p>
        </text:list-item>
        <text:list-item>
          <text:p text:style-name="P16"><text:span text:style-name="T8">Pouvoir c</text:span>ontacter le service client ce qui inclut :</text:p>
          <text:list>
            <text:list-item>
              <text:p text:style-name="P16"><text:span text:style-name="T8">Accès à une page permettant de rédiger un </text:span>message (type e-mail)</text:p>
            </text:list-item>
            <text:list-item>
              <text:p text:style-name="P17"><text:span text:style-name="T8">Accès à une page permettant de dialoguer avec le support à travers </text:span><text:span text:style-name="T7">une messagerie instantanée </text:span><text:span text:style-name="T10">ou une vidéoconférence.</text:span></text:p>
            </text:list-item>
          </text:list>
        </text:list-item>
      </text:list>
      <text:h text:style-name="P13" text:outline-level="2"><text:bookmark-start text:name="__RefHeading___Toc119_2063782539"/><text:span text:style-name="T2">Gestion d’une location de voiture</text:span><text:span text:style-name="T6">s</text:span><text:bookmark-end text:name="__RefHeading___Toc119_2063782539"/></text:h>
      <text:list text:style-name="L4">
        <text:list-item>
          <text:p text:style-name="P24">Rechercher un modèle particulier et afficher la liste des agences comportant l’exemplaire disponible</text:p>
          <text:list>
            <text:list-item>
              <text:p text:style-name="P25">Possibilité de filtrer la recherche par la distance adresse, agence de location</text:p>
            </text:list-item>
            <text:list-item>
              <text:p text:style-name="P24">Consulter un exemplaire de la liste</text:p>
            </text:list-item>
          </text:list>
        </text:list-item>
        <text:list-item>
          <text:p text:style-name="P25">Rechercher les véhicules disponibles dans une zone géographique et afficher la liste des véhicules par agence disponibles</text:p>
          <text:list>
            <text:list-item>
              <text:p text:style-name="P25">Possibilité de filtrer la recherche par :</text:p>
              <text:list>
                <text:list-item>
                  <text:p text:style-name="P25">une date et heure de début</text:p>
                </text:list-item>
                <text:list-item>
                  <text:p text:style-name="P25">une date et heure de fin</text:p>
                </text:list-item>
              </text:list>
            </text:list-item>
          </text:list>
        </text:list-item>
        <text:list-item>
          <text:p text:style-name="P19">Consulter la liste des agences de location.</text:p>
          <text:list>
            <text:list-item>
              <text:p text:style-name="P26">Possibilité de filtrer la <text:span text:style-name="T9">liste</text:span> par la distance adresse, agence de location</text:p>
            </text:list-item>
          </text:list>
        </text:list-item>
      </text:list>
      <text:p text:style-name="P8"/>
      <text:list text:continue-numbering="true" text:style-name="L4">
        <text:list-item>
          <text:p text:style-name="P20">Afficher les offres de location après avoir rempli un formulaire de recherche avec les critères suivants : </text:p>
          <text:list>
            <text:list-item>
              <text:p text:style-name="P21">ville de départ</text:p>
            </text:list-item>
            <text:list-item>
              <text:p text:style-name="P21">ville de retour</text:p>
            </text:list-item>
            <text:list-item>
              <text:p text:style-name="P21">date et heure de début</text:p>
            </text:list-item>
            <text:list-item>
              <text:p text:style-name="P21">date et heure de retour</text:p>
            </text:list-item>
            <text:list-item>
              <text:p text:style-name="P21">catégorie du véhicule</text:p>
            </text:list-item>
          </text:list>
        </text:list-item>
        <text:list-item>
          <text:p text:style-name="P21">Consulter le détail d’une offre de location</text:p>
        </text:list-item>
        <text:list-item>
          <text:p text:style-name="P21">Réserver une location correspondant à une offre, ce qui inclut : </text:p>
          <text:list>
            <text:list-item>
              <text:p text:style-name="P21">Fournir ses informations personnelles (récupérables depuis le profil si présentes)</text:p>
            </text:list-item>
            <text:list-item>
              <text:p text:style-name="P21">effectuer le paiement</text:p>
            </text:list-item>
          </text:list>
        </text:list-item>
        <text:list-item>
          <text:p text:style-name="P21">Consulter l’historique de ses réservations (passées et en cours)</text:p>
        </text:list-item>
        <text:list-item>
          <text:p text:style-name="P21">Modifier et annuler une réservation</text:p>
        </text:list-item>
      </text:list>
      <text:p text:style-name="P7"/>
      <text:p text:style-name="P7">Une offre de location se définit par : </text:p>
      <text:list text:style-name="L5">
        <text:list-item>
          <text:p text:style-name="P22">une ville de départ</text:p>
        </text:list-item>
        <text:list-item>
          <text:p text:style-name="P22">une ville de retour</text:p>
        </text:list-item>
        <text:list-item>
          <text:p text:style-name="P22">une date et une heure de départ</text:p>
        </text:list-item>
        <text:list-item>
          <text:p text:style-name="P22">une date et une heure de retour</text:p>
        </text:list-item>
        <text:list-item>
          <text:p text:style-name="P22">une catégorie de véhicule</text:p>
        </text:list-item>
        <text:list-item>
          <text:p text:style-name="P22">un tarif</text:p>
        </text:list-item>
      </text:list>
      <text:p text:style-name="Standard"/>
      <text:h text:style-name="P9" text:outline-level="1"><text:bookmark-start text:name="__RefHeading___Toc111_2063782539"/>Exigences Particulières<text:bookmark-end text:name="__RefHeading___Toc111_2063782539"/></text:h>
      <text:p text:style-name="P5"/>
      <text:list text:style-name="L6">
        <text:list-item>
          <text:p text:style-name="P27">La modification d’une réservation est possible jusqu’à 48 h avant le début de cette dernière.</text:p>
        </text:list-item>
        <text:list-item>
          <text:p text:style-name="P27">À moins d'une semaine du début de la réservation, <text:span text:style-name="T3">Your Car Your Way</text:span> ne rembourse que 25 % du montant total de la réservation.</text:p>
        </text:list-item>
        <text:list-item>
          <text:p text:style-name="P27">Les catégories du véhicule reprennent <text:a xlink:type="simple" xlink:href="https://www.acriss.org/car-codes/" text:style-name="Internet_20_link" text:visited-style-name="Visited_20_Internet_20_Link">https://www.acriss.org/car-codes/</text:a>.</text:p>
        </text:list-item>
        <text:list-item>
          <text:p text:style-name="P27">La suppression du compte implique de saisir le mot de passe du compte.</text:p>
        </text:list-item>
        <text:list-item>
          <text:p text:style-name="P27">Les applications utilisées en agence doivent avoir accès à une API pour consulter et modifier les données traitées par l’application à destination des clients. Les opérations CRUD standard sont requises pour chaque domaine (exemple : utilisateur, réservation, etc.).</text:p>
        </text:list-item>
        <text:list-item>
          <text:p text:style-name="P27">La gestion du paiement doit être externalisée auprès d’un fournisseur de service de paiement en ligne (par exemple : Stripe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Arial" fo:font-family="Arial" style:font-style-name="Gras" style:font-family-generic="swiss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158466" loext:opacity="100%" style:font-name="Arial" fo:font-family="Arial" style:font-style-name="Gras" style:font-family-generic="swiss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Arial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3:56:26.506109357</meta:creation-date>
    <dc:date>2025-01-03T10:31:57.626824025</dc:date>
    <meta:editing-duration>PT1H22M19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6" meta:paragraph-count="65" meta:word-count="645" meta:character-count="3799" meta:non-whitespace-character-count="3261"/>
  </office:meta>
</office:document-meta>
</file>